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language="en" fo:country="US" fo:font-weight="bold" officeooo:rsid="001cc9fd" officeooo:paragraph-rsid="001cc9fd" style:font-weight-asian="bold" style:font-weight-complex="bold"/>
    </style:style>
    <style:style style:name="P2" style:family="paragraph" style:parent-style-name="Standard">
      <style:text-properties fo:language="en" fo:country="US" officeooo:rsid="001cc9fd" officeooo:paragraph-rsid="001cc9fd"/>
    </style:style>
    <style:style style:name="P3" style:family="paragraph" style:parent-style-name="Standard">
      <style:paragraph-properties fo:text-align="justify" style:justify-single-word="false"/>
      <style:text-properties fo:language="en" fo:country="US" officeooo:rsid="001e6d8d" officeooo:paragraph-rsid="001e6d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does Open Access Work ?</text:p>
      <text:p text:style-name="P2"/>
      <text:p text:style-name="P3">The researchers made discovery and write some papers about this discovery, then they made this article open access which means that everyone can read their article. They’re multiple benefits to this method because most people doesn’t have the funds to by a year of a specific field of article and if they so all the discovery and have access to them then they can start to work on something that they could see in this article and made bigger progress. For the researcher who made is article readable there are multiple benefits, he can be quote in much more article and his name can spread around the scientist community. He also can himself read the article of his choice and maybe see what others get from reading his artic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3T11:19:53.574424993</meta:creation-date>
    <meta:generator>LibreOffice/5.3.6.1$Linux_X86_64 LibreOffice_project/30$Build-1</meta:generator>
    <dc:date>2019-12-03T12:00:25.599626849</dc:date>
    <meta:editing-duration>PT30M23S</meta:editing-duration>
    <meta:editing-cycles>3</meta:editing-cycles>
    <meta:document-statistic meta:table-count="0" meta:image-count="0" meta:object-count="0" meta:page-count="1" meta:paragraph-count="2" meta:word-count="135" meta:character-count="756" meta:non-whitespace-character-count="623"/>
  </office:meta>
</office:document-meta>
</file>